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automatic-styles>
    <style:style style:name="P1" style:family="paragraph" style:parent-style-name="Header">
      <style:text-properties officeooo:rsid="0007b512" officeooo:paragraph-rsid="00371f87"/>
    </style:style>
    <style:style style:name="P2" style:family="paragraph" style:parent-style-name="Footer">
      <style:text-properties officeooo:rsid="0007b512" officeooo:paragraph-rsid="00371f87"/>
    </style:style>
    <style:style style:name="P3" style:family="paragraph" style:parent-style-name="Text_20_body">
      <style:text-properties officeooo:rsid="007c0c37" officeooo:paragraph-rsid="007c0c37"/>
    </style:style>
    <style:style style:name="P4" style:family="paragraph" style:parent-style-name="Text_20_body">
      <style:text-properties officeooo:paragraph-rsid="007d65e6"/>
    </style:style>
    <style:style style:name="P5" style:family="paragraph" style:parent-style-name="Text_20_body">
      <style:text-properties officeooo:paragraph-rsid="007f0904"/>
    </style:style>
    <style:style style:name="P6" style:family="paragraph" style:parent-style-name="code">
      <style:text-properties officeooo:paragraph-rsid="007f0904"/>
    </style:style>
    <style:style style:name="P7" style:family="paragraph" style:parent-style-name="Text_20_body">
      <style:text-properties officeooo:paragraph-rsid="0080f822"/>
    </style:style>
    <style:style style:name="P8" style:family="paragraph" style:parent-style-name="code">
      <style:text-properties officeooo:paragraph-rsid="0080f822"/>
    </style:style>
    <style:style style:name="P9" style:family="paragraph" style:parent-style-name="Text_20_body">
      <style:text-properties officeooo:rsid="0080f822" officeooo:paragraph-rsid="0080f822"/>
    </style:style>
    <style:style style:name="P10" style:family="paragraph" style:parent-style-name="code">
      <style:text-properties officeooo:paragraph-rsid="007e22ee"/>
    </style:style>
    <style:style style:name="P11" style:family="paragraph" style:parent-style-name="code">
      <style:text-properties officeooo:rsid="007e22ee" officeooo:paragraph-rsid="007e22ee"/>
    </style:style>
    <style:style style:name="P12" style:family="paragraph" style:parent-style-name="Heading_20_1">
      <style:text-properties officeooo:rsid="007c0c37" officeooo:paragraph-rsid="007c0c37"/>
    </style:style>
    <style:style style:name="P13" style:family="paragraph" style:parent-style-name="Text_20_body" style:list-style-name="L1">
      <style:text-properties officeooo:rsid="007c0c37" officeooo:paragraph-rsid="007c0c37"/>
    </style:style>
    <style:style style:name="P14" style:family="paragraph" style:parent-style-name="Text_20_body" style:list-style-name="L2">
      <style:text-properties officeooo:rsid="007c0c37" officeooo:paragraph-rsid="007c0c37"/>
    </style:style>
    <style:style style:name="P15" style:family="paragraph" style:parent-style-name="code">
      <style:text-properties officeooo:paragraph-rsid="0082e100"/>
    </style:style>
    <style:style style:name="P16" style:family="paragraph" style:parent-style-name="code">
      <style:text-properties officeooo:paragraph-rsid="007d65e6"/>
    </style:style>
    <style:style style:name="P17" style:family="paragraph" style:parent-style-name="question" style:list-style-name="List_20_3">
      <style:text-properties officeooo:paragraph-rsid="007befcc"/>
    </style:style>
    <style:style style:name="P18" style:family="paragraph" style:parent-style-name="question">
      <style:text-properties officeooo:paragraph-rsid="007befcc"/>
    </style:style>
    <style:style style:name="P19" style:family="paragraph" style:parent-style-name="question">
      <style:text-properties officeooo:paragraph-rsid="007e22ee"/>
    </style:style>
    <style:style style:name="P20" style:family="paragraph" style:parent-style-name="question">
      <style:text-properties officeooo:paragraph-rsid="007f0904"/>
    </style:style>
    <style:style style:name="P21" style:family="paragraph" style:parent-style-name="question">
      <style:text-properties officeooo:paragraph-rsid="0080f822"/>
    </style:style>
    <style:style style:name="P22" style:family="paragraph" style:parent-style-name="question">
      <style:text-properties officeooo:rsid="0080f822" officeooo:paragraph-rsid="0080f822"/>
    </style:style>
    <style:style style:name="T1" style:family="text">
      <style:text-properties fo:font-size="10pt" style:font-size-asian="10.5pt"/>
    </style:style>
    <style:style style:name="T2" style:family="text">
      <style:text-properties fo:font-size="10pt" officeooo:rsid="00371ab9" style:font-size-asian="10.5pt"/>
    </style:style>
    <style:style style:name="T3" style:family="text">
      <style:text-properties fo:font-size="10pt" officeooo:rsid="0054b2e9" style:font-size-asian="10.5pt"/>
    </style:style>
    <style:style style:name="T4" style:family="text">
      <style:text-properties fo:font-size="10pt" officeooo:rsid="00371f87" style:font-size-asian="10.5pt"/>
    </style:style>
    <style:style style:name="T5" style:family="text">
      <style:text-properties fo:font-size="10pt" officeooo:rsid="0076a779" style:font-size-asian="10.5pt"/>
    </style:style>
    <style:style style:name="T6" style:family="text">
      <style:text-properties fo:font-size="10pt" fo:font-weight="bold" officeooo:rsid="00371ab9" style:font-size-asian="10.5pt" style:font-weight-asian="bold" style:font-weight-complex="bold"/>
    </style:style>
    <style:style style:name="T7" style:family="text">
      <style:text-properties fo:font-size="10pt" fo:font-weight="bold" officeooo:rsid="0054b2e9" style:font-size-asian="10.5pt" style:font-weight-asian="bold" style:font-weight-complex="bold"/>
    </style:style>
    <style:style style:name="T8" style:family="text">
      <style:text-properties fo:font-size="10pt" fo:font-weight="bold" officeooo:rsid="003a85c1" style:font-size-asian="10.5pt" style:font-weight-asian="bold" style:font-weight-complex="bold"/>
    </style:style>
    <style:style style:name="T9" style:family="text">
      <style:text-properties fo:font-size="10pt" fo:font-weight="bold" officeooo:rsid="003b6b2f" style:font-size-asian="10.5pt" style:font-weight-asian="bold" style:font-weight-complex="bold"/>
    </style:style>
    <style:style style:name="T10" style:family="text">
      <style:text-properties fo:color="#c9211e" loext:opacity="100%" fo:font-weight="bold" style:font-weight-asian="bold" style:font-weight-complex="bold"/>
    </style:style>
    <style:style style:name="T11" style:family="text">
      <style:text-properties fo:color="#c9211e" loext:opacity="100%" fo:font-weight="bold" officeooo:rsid="00371ab9" style:font-weight-asian="bold" style:font-weight-complex="bold"/>
    </style:style>
    <style:style style:name="T12" style:family="text">
      <style:text-properties fo:color="#c9211e" loext:opacity="100%" fo:font-size="10pt" fo:font-weight="bold" officeooo:rsid="00377e1e" style:font-size-asian="10.5pt" style:font-weight-asian="bold" style:font-weight-complex="bold"/>
    </style:style>
    <style:style style:name="T13" style:family="text">
      <style:text-properties fo:color="#c9211e" loext:opacity="100%" fo:font-size="10pt" fo:font-weight="bold" officeooo:rsid="00516460" style:font-size-asian="10.5pt" style:font-weight-asian="bold" style:font-weight-complex="bold"/>
    </style:style>
    <style:style style:name="T14" style:family="text">
      <style:text-properties officeooo:rsid="0076a779"/>
    </style:style>
    <style:style style:name="T15" style:family="text">
      <style:text-properties officeooo:rsid="007befcc"/>
    </style:style>
    <style:style style:name="T16" style:family="text">
      <style:text-properties officeooo:rsid="007d65e6"/>
    </style:style>
    <style:style style:name="T17" style:family="text">
      <style:text-properties officeooo:rsid="007e22ee"/>
    </style:style>
    <style:style style:name="T18" style:family="text">
      <style:text-properties officeooo:rsid="007f0904"/>
    </style:style>
    <style:style style:name="T19" style:family="text">
      <style:text-properties officeooo:rsid="0080f8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Compréhension</text:h>
      <text:p text:style-name="P3">Vous allez réaliser deux programmes différents.</text:p>
      <text:list text:style-name="L1">
        <text:list-item>
          <text:p text:style-name="P13">minixLs : qui correspond à la commande « ls » au format long</text:p>
        </text:list-item>
        <text:list-item>
          <text:p text:style-name="P13">minixCat : qui correspond à la commande « cat » qui ne prendrait qu’un seul nom de fichier.</text:p>
        </text:list-item>
      </text:list>
      <text:p text:style-name="P3">La seconde commande est facultative.</text:p>
      <text:p text:style-name="P3">Pour bien comprendre le programme à réaliser, vous pouvez les tester en téléchargeant les fichiers :</text:p>
      <text:list text:style-name="L2">
        <text:list-item>
          <text:p text:style-name="P14">minixLs</text:p>
        </text:list-item>
        <text:list-item>
          <text:p text:style-name="P14">minixCat</text:p>
        </text:list-item>
        <text:list-item>
          <text:p text:style-name="P14">td2.MinixFS</text:p>
        </text:list-item>
      </text:list>
      <text:p text:style-name="P3">Entraînez-vous à étudier le contenu du système de fichier en exemple.</text:p>
      <text:p text:style-name="P3"/>
      <text:p text:style-name="P3">Malheureusement nous avons perdu les sources de ces programmes. Nous comptons sur vous pour les retrouver. <text:span text:style-name="T16">La seule chose que nous avons pu sauvegarder et le début contenu dans « start.cpp ». </text:span>Nous vous proposons de <text:span text:style-name="T16">travailler </text:span>en étapes (sinon, vous aurez du mal).</text:p>
      <text:p text:style-name="P3"/>
      <text:h text:style-name="Heading_20_1" text:outline-level="1">Réalisation d’outil</text:h>
      <text:p text:style-name="Text_20_body">Commençons par des conversions numériques entre identifiants et adresses.</text:p>
      <text:list xml:id="list1376042203" text:style-name="List_20_3">
        <text:list-item>
          <text:p text:style-name="P17">Donnez les fonctions de correspondance entre unité d’allocation et adresse.</text:p>
        </text:list-item>
      </text:list>
      <text:p text:style-name="P15">int</text:p>
      <text:p text:style-name="P15">ua2adr (int ua) {</text:p>
      <text:p text:style-name="P4"/>
      <text:list xml:id="list85213555313272" text:continue-numbering="true" text:style-name="List_20_3">
        <text:list-item>
          <text:p text:style-name="P18">Donnez les fonctions de correspondance entre numéro d'inode et adresse.</text:p>
        </text:list-item>
      </text:list>
      <text:p text:style-name="P16">int</text:p>
      <text:p text:style-name="P16">i2adr (int i) {</text:p>
      <text:p text:style-name="Text_20_body">Cette rubrique traite des différents formats d’affichage. Il faut en premier déterminer le type de fichier (« d » ou « - »).</text:p>
      <text:list xml:id="list85213341383669" text:continue-numbering="true" text:style-name="List_20_3">
        <text:list-item>
          <text:p text:style-name="question">Donnez la fonction de conversion d’un octet en type de fichier.</text:p>
        </text:list-item>
      </text:list>
      <text:p text:style-name="P11">Char // ‘-’ ou ‘d’</text:p>
      <text:p text:style-name="P10"><text:span text:style-name="T17">prop2type</text:span> (int i) {</text:p>
      <text:p text:style-name="Text_20_body"/>
      <text:p text:style-name="Text_20_body"><text:span text:style-name="T15">L’</text:span>affichage des droits se limite dans un premier temps à un<text:span text:style-name="T15">e</text:span> catégorie (« rwx »).</text:p>
      <text:list xml:id="list85213653461364" text:continue-numbering="true" text:style-name="List_20_3">
        <text:list-item>
          <text:p text:style-name="question">Donnez la fonction de conversion d’un octet droits. On pourra dans un premier temps ne pas considérer la gestion des bits « s ».</text:p>
        </text:list-item>
      </text:list>
      <text:p text:style-name="P11">string // "r-x" ou "rw-"</text:p>
      <text:p text:style-name="P10"><text:span text:style-name="T17">prop2RWX</text:span> (int i) {</text:p>
      <text:p text:style-name="Text_20_body"/>
      <text:list xml:id="list85213080266390" text:continue-numbering="true" text:style-name="List_20_3">
        <text:list-item>
          <text:p text:style-name="P19">Donnez la fonction de conversion d’un entier de 4 octets en droits.</text:p>
        </text:list-item>
      </text:list>
      <text:p text:style-name="P11">string // "-rw--r--r--" ou "drwx-r-xr-x"</text:p>
      <text:p text:style-name="P10"><text:span text:style-name="T17">prop2tUGO</text:span> (int i) {</text:p>
      <text:p text:style-name="Text_20_body"/>
      <text:list xml:id="list85213150252568" text:continue-numbering="true" text:style-name="List_20_3">
        <text:list-item>
          <text:p text:style-name="question">Donnez la fonction de conversion d’un entier en date. <text:span text:style-name="T17">(regardez la doc : localtime, asctime… et n’oubliez pas que pop_back permet de retirer le dernier caractère d’une chaîne)</text:span></text:p>
        </text:list-item>
      </text:list>
      <text:p text:style-name="P11">string // "-rw--r--r--" ou "drwx-r-xr-x"</text:p>
      <text:p text:style-name="P10"><text:span text:style-name="T17">idate2sdate</text:span> (__u32 i_time) {</text:p>
      <text:p text:style-name="Text_20_body"/>
      <text:p text:style-name="Text_20_body"><text:soft-page-break/></text:p>
      <text:list xml:id="list85215069772283" text:continue-numbering="true" text:style-name="List_20_3">
        <text:list-item>
          <text:p text:style-name="question">Donnez une fonction de lecture d’un <text:span text:style-name="T18">bloc d’extension de table d’allocation</text:span></text:p>
        </text:list-item>
      </text:list>
      <text:p text:style-name="P10">void</text:p>
      <text:p text:style-name="P10">read<text:span text:style-name="T18">Block </text:span>(FILE *file, __u16 ua, __u16 zone []) {</text:p>
      <text:p text:style-name="Text_20_body"/>
      <text:list xml:id="list85214394300318" text:continue-numbering="true" text:style-name="List_20_3">
        <text:list-item>
          <text:p text:style-name="P20">Donnez une fonction de lecture d’un <text:span text:style-name="T18">inode</text:span></text:p>
        </text:list-item>
      </text:list>
      <text:p text:style-name="P6">void</text:p>
      <text:p text:style-name="P6">readInode (FILE *file, int i<text:span text:style-name="T18">d</text:span>, minix_inode &amp;inode) {</text:p>
      <text:p text:style-name="P5"/>
      <text:list xml:id="list85214681103668" text:continue-numbering="true" text:style-name="List_20_3">
        <text:list-item>
          <text:p text:style-name="P21">Donnez une fonction de lecture d’un <text:span text:style-name="T19">répertoire</text:span></text:p>
        </text:list-item>
      </text:list>
      <text:p text:style-name="P8">void</text:p>
      <text:p text:style-name="P8">readDir (FILE *file, vector&lt;minix_dir_entry&gt; &amp;entries, const minix_inode &amp;inode) {</text:p>
      <text:p text:style-name="P7"/>
      <text:list xml:id="list85213699341408" text:continue-numbering="true" text:style-name="List_20_3">
        <text:list-item>
          <text:p text:style-name="P21">Donnez une fonction <text:span text:style-name="T19">pour rechercher l’inode suivant un nom dans un répertoire</text:span></text:p>
        </text:list-item>
      </text:list>
      <text:p text:style-name="P8">int</text:p>
      <text:p text:style-name="P8">findInode (FILE *file, const minix_inode &amp;inode, const string &amp;filename) <text:s/>{</text:p>
      <text:p text:style-name="P7"/>
      <text:p text:style-name="P9">Ces fonctions élémentaires devraient vous permettent de réaliser les programmes.</text:p>
      <text:h text:style-name="Heading_20_1" text:outline-level="1">La commande « ls »</text:h>
      <text:p text:style-name="P7">Nous avons tous les éléments pour écrire la commande « ls ».</text:p>
      <text:list xml:id="list85213352378179" text:continue-numbering="true" text:style-name="List_20_3">
        <text:list-item>
          <text:p text:style-name="question">Donnez le programme qui prend en argument un chemin.</text:p>
        </text:list-item>
      </text:list>
      <text:p text:style-name="Text_20_body"/>
      <text:h text:style-name="Heading_20_1" text:outline-level="1">La commande « cat »</text:h>
      <text:p text:style-name="Text_20_body">Dernier programme du TP est la commande « cat ».</text:p>
      <text:p text:style-name="Text_20_body"/>
      <text:list xml:id="list85214137350052" text:continue-numbering="true" text:style-name="List_20_3">
        <text:list-item>
          <text:p text:style-name="P22">Pour facilité votre travail vous pouvez écrir une fonction qui copi une suite de block suivant la table d’un inode.</text:p>
        </text:list-item>
      </text:list>
      <text:p text:style-name="P8">void</text:p>
      <text:p text:style-name="P8">copyText (FILE *file, int &amp;size, __u16 zone [9]) {</text:p>
      <text:p text:style-name="P9"/>
      <text:list xml:id="list85214776489646" text:continue-numbering="true" text:style-name="List_20_3">
        <text:list-item>
          <text:p text:style-name="question">Donnez le programme qui prend en argument un chemin.</text:p>
        </text:list-item>
      </text:list>
      <text:h text:style-name="Heading_20_1" text:outline-level="1">Conclusion</text:h>
      <text:p text:style-name="Text_20_body">Vous venez de réaliser un travail considérable. Les fonctions de traitements sur les inodes et les répertoires constituent un pilote de périphérique de gestion du système de fichiers Minix. Certes, il est limité (pas d’écriture, pas de prise en compte de la géométrie du disque), mais c’est ce genre de logiciel qui se trouve dans le noyau d’un système d’exploitation. De même vous avez réalisé 2 commandes d’un interpréteur de commande. La complexité des systèmes actuels impose d’être nombreux à contribuer à un tel travail. Mais vous avez maintenant une idée plus précise de comment en réaliser u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false" text:line-number="0"/>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text:number-lines="false" text:line-number="0"/>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76cm" fo:margin-right="0cm" fo:margin-top="0.423cm" fo:margin-bottom="0.212cm" style:contextual-spacing="false" fo:text-indent="-0.55cm" style:auto-text-indent="false">
        <style:tab-stops/>
      </style:paragraph-properties>
      <style:text-properties fo:font-size="11pt" fo:font-weight="bold" style:font-size-asian="130%" style:font-weight-asian="bold" style:font-size-complex="130%" style:font-weight-complex="600"/>
    </style:style>
    <style:style style:name="important" style:family="paragraph" style:parent-style-name="Text_20_body">
      <style:paragraph-properties fo:text-align="center" style:justify-single-word="false" fo:padding="0.049cm" fo:border="0.06pt solid #ff0000" style:shadow="none">
        <style:tab-stops/>
      </style:paragraph-properties>
      <style:text-properties fo:color="#ff0000" loext:opacity="100%" fo:font-weight="bold" style:font-size-asian="10.5pt"/>
    </style:style>
    <style:style style:name="réponse" style:family="paragraph" style:parent-style-name="Text_20_body">
      <style:paragraph-properties fo:margin-top="0cm" fo:margin-bottom="0cm" style:contextual-spacing="false" fo:padding="0.049cm" fo:border="0.06pt solid #000000" style:writing-mode="page"/>
      <style:text-properties style:font-size-asian="10.5pt"/>
    </style:style>
    <style:style style:name="code" style:family="paragraph" style:parent-style-name="Text_20_body" style:list-style-name="" style:master-page-name="">
      <loext:graphic-properties draw:fill="solid" draw:fill-color="#e6e6e6" draw:opacity="100%"/>
      <style:paragraph-properties fo:margin-top="0cm" fo:margin-bottom="0cm" style:contextual-spacing="false" fo:line-height="100%" style:page-number="auto" fo:background-color="#e6e6e6" fo:padding="0.049cm" fo:border="0.06pt solid #000000" text:number-lines="true" text:line-number="0"/>
      <style:text-properties style:font-name="Courier 10 Pitch" fo:font-family="'Courier 10 Pitch'" style:font-style-name="Gras" style:font-pitch="fixed"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pt" fo:font-weight="bold" style:font-size-asian="115%" style:font-weight-asian="bold" style:font-size-complex="115%" style:font-weight-complex="600"/>
    </style:style>
    <style:style style:name="vide" style:family="paragraph" style:parent-style-name="Text_20_body"/>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estion" style:family="paragraph" style:parent-style-name="Text_20_body" style:next-style-name="Text_20_body" style:list-style-name="List_20_3">
      <style:paragraph-properties fo:margin-top="0.199cm" fo:margin-bottom="0.25cm" style:contextual-spacing="false" fo:padding="0.049cm" fo:border-left="none" fo:border-right="none" fo:border-top="0.06pt solid #000000" fo:border-bottom="non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text-properties fo:font-size="10pt" fo:background-color="transparent" style:font-size-asian="10.5pt" loext:shadow="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Bullet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01cm" style:num-format="1" text:number-position="left" text:increment="5"/>
  </office:styles>
  <office:automatic-styles>
    <style:style style:name="MP1" style:family="paragraph" style:parent-style-name="Header">
      <style:text-properties officeooo:rsid="0007b512" officeooo:paragraph-rsid="00371f87"/>
    </style:style>
    <style:style style:name="MP2" style:family="paragraph" style:parent-style-name="Footer">
      <style:text-properties officeooo:rsid="0007b512" officeooo:paragraph-rsid="00371f87"/>
    </style:style>
    <style:style style:name="MT1" style:family="text">
      <style:text-properties fo:font-size="10pt" style:font-size-asian="10.5pt"/>
    </style:style>
    <style:style style:name="MT2" style:family="text">
      <style:text-properties fo:font-size="10pt" officeooo:rsid="00371ab9" style:font-size-asian="10.5pt"/>
    </style:style>
    <style:style style:name="MT3" style:family="text">
      <style:text-properties fo:font-size="10pt" officeooo:rsid="0054b2e9" style:font-size-asian="10.5pt"/>
    </style:style>
    <style:style style:name="MT4" style:family="text">
      <style:text-properties fo:color="#c9211e" loext:opacity="100%" fo:font-weight="bold" style:font-weight-asian="bold" style:font-weight-complex="bold"/>
    </style:style>
    <style:style style:name="MT5" style:family="text">
      <style:text-properties fo:color="#c9211e" loext:opacity="100%" fo:font-weight="bold" officeooo:rsid="00371ab9" style:font-weight-asian="bold" style:font-weight-complex="bold"/>
    </style:style>
    <style:style style:name="MT6" style:family="text">
      <style:text-properties fo:color="#c9211e" loext:opacity="100%" fo:font-size="10pt" fo:font-weight="bold" officeooo:rsid="00377e1e" style:font-size-asian="10.5pt" style:font-weight-asian="bold" style:font-weight-complex="bold"/>
    </style:style>
    <style:style style:name="MT7" style:family="text">
      <style:text-properties fo:color="#c9211e" loext:opacity="100%" fo:font-size="10pt" fo:font-weight="bold" officeooo:rsid="00516460" style:font-size-asian="10.5pt" style:font-weight-asian="bold" style:font-weight-complex="bold"/>
    </style:style>
    <style:style style:name="MT8" style:family="text">
      <style:text-properties fo:font-size="10pt" officeooo:rsid="00371f87" style:font-size-asian="10.5pt"/>
    </style:style>
    <style:style style:name="MT9" style:family="text">
      <style:text-properties fo:font-size="10pt" fo:font-weight="bold" officeooo:rsid="00371ab9" style:font-size-asian="10.5pt" style:font-weight-asian="bold" style:font-weight-complex="bold"/>
    </style:style>
    <style:style style:name="MT10" style:family="text">
      <style:text-properties fo:font-size="10pt" fo:font-weight="bold" officeooo:rsid="0054b2e9" style:font-size-asian="10.5pt" style:font-weight-asian="bold" style:font-weight-complex="bold"/>
    </style:style>
    <style:style style:name="MT11" style:family="text">
      <style:text-properties officeooo:rsid="0076a779"/>
    </style:style>
    <style:style style:name="MT12" style:family="text">
      <style:text-properties fo:font-size="10pt" officeooo:rsid="0076a779" style:font-size-asian="10.5pt"/>
    </style:style>
    <style:style style:name="MT13" style:family="text">
      <style:text-properties fo:font-size="10pt" fo:font-weight="bold" officeooo:rsid="003a85c1" style:font-size-asian="10.5pt" style:font-weight-asian="bold" style:font-weight-complex="bold"/>
    </style:style>
    <style:style style:name="MT14" style:family="text">
      <style:text-properties fo:font-size="10pt" fo:font-weight="bold" officeooo:rsid="003b6b2f" style:font-size-asian="10.5pt" style:font-weight-asian="bold" style:font-weight-complex="bold"/>
    </style:style>
    <style:page-layout style:name="Mpm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497cm">
          <style:column-sep style:width="0.009cm" style:color="#000000" style:height="10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Date de rendu : __ / __ / 20</text:span><text:span text:style-name="MT2">2</text:span><text:span text:style-name="MT3">3</text:span><text:tab/>Groupe TD : <text:span text:style-name="MT4">A / </text:span><text:span text:style-name="MT5">B / C</text:span><text:tab/><text:span text:style-name="MT6">votre </text:span><text:span text:style-name="MT7">prénom et votre </text:span><text:span text:style-name="MT6">nom</text:span></text:p>
        <text:p text:style-name="MP1"><text:span text:style-name="MT8">BUT</text:span><text:span text:style-name="MT3">2</text:span> Info <text:span text:style-name="MT9">202</text:span><text:span text:style-name="MT10">3 </text:span><text:span text:style-name="MT9">/ 202</text:span><text:span text:style-name="MT10">4</text:span><text:tab/>TP n° <text:span text:style-name="MT11">6</text:span> : <text:span text:style-name="MT12">Minix</text:span><text:tab/></text:p>
      </style:header>
      <style:footer>
        <text:p text:style-name="MP2"><text:span text:style-name="MT13">R3.05 / </text:span><text:span text:style-name="MT14">Programmation Système</text:span><text:tab/><text:page-number text:select-page="current">2</text:page-number>/<text:page-count>2</text:page-count><text:tab/>IUT de Vanne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09:23:03.975669282</meta:creation-date>
    <meta:editing-duration>PT8H38M40S</meta:editing-duration>
    <meta:editing-cycles>46</meta:editing-cycles>
    <meta:generator>LibreOffice/7.4.7.2$Linux_X86_64 LibreOffice_project/40$Build-2</meta:generator>
    <dc:date>2023-10-09T08:52:12.796239262</dc:date>
    <meta:document-statistic meta:table-count="0" meta:image-count="0" meta:object-count="0" meta:page-count="2" meta:paragraph-count="60" meta:word-count="642" meta:character-count="3631" meta:non-whitespace-character-count="3076"/>
  </office:meta>
</office:document-meta>
</file>